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ack" svg:font-family="Hack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ca721" officeooo:paragraph-rsid="0002251d"/>
    </style:style>
    <style:style style:name="P2" style:family="paragraph" style:parent-style-name="Standard" style:list-style-name="L1">
      <style:text-properties officeooo:paragraph-rsid="00046c62"/>
    </style:style>
    <style:style style:name="P3" style:family="paragraph" style:parent-style-name="Standard" style:list-style-name="L1">
      <style:text-properties officeooo:rsid="001ca721" officeooo:paragraph-rsid="0002251d"/>
    </style:style>
    <style:style style:name="P4" style:family="paragraph" style:parent-style-name="Standard" style:list-style-name="L1">
      <style:text-properties officeooo:rsid="0002251d" officeooo:paragraph-rsid="0002251d"/>
    </style:style>
    <style:style style:name="P5" style:family="paragraph" style:parent-style-name="Standard" style:list-style-name="L1">
      <style:text-properties officeooo:rsid="0003f10f" officeooo:paragraph-rsid="0003f10f"/>
    </style:style>
    <style:style style:name="P6" style:family="paragraph" style:parent-style-name="Standard" style:list-style-name="L1">
      <style:text-properties officeooo:rsid="00046c62" officeooo:paragraph-rsid="00046c62"/>
    </style:style>
    <style:style style:name="P7" style:family="paragraph" style:parent-style-name="Standard" style:list-style-name="L1">
      <style:text-properties officeooo:rsid="0005391d" officeooo:paragraph-rsid="0005391d"/>
    </style:style>
    <style:style style:name="T1" style:family="text">
      <style:text-properties officeooo:rsid="00046c62"/>
    </style:style>
    <style:style style:name="T2" style:family="text">
      <style:text-properties fo:color="#808080" style:font-name="Hack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-3</text:p>
      <text:p text:style-name="P1"/>
      <text:p text:style-name="P1">In the given homework following steps were done</text:p>
      <text:list xml:id="list1686009121" text:style-name="L1">
        <text:list-item>
          <text:p text:style-name="P3">Code in Python3</text:p>
        </text:list-item>
        <text:list-item>
          <text:p text:style-name="P3">Used Numpy , Pandas for data manipulation</text:p>
        </text:list-item>
        <text:list-item>
          <text:p text:style-name="P4">Used matplotlib for plotting</text:p>
        </text:list-item>
        <text:list-item>
          <text:p text:style-name="P4">Used sklean preprocessing scale for creating unit variance dataset</text:p>
        </text:list-item>
        <text:list-item>
          <text:p text:style-name="P7">Three datasets created were train_data, validate_data and test</text:p>
        </text:list-item>
        <text:list-item>
          <text:p text:style-name="P5">I have included plots of several runs for accuracy and magnitude of coefficient vector. Some for both run together and some as separate plots</text:p>
        </text:list-item>
        <text:list-item>
          <text:p text:style-name="P6">From the coefficient vector plot we see that as regularization constant increases the there is a loss of accuracy. Therefore I selected the smallest lambda = 0.001</text:p>
        </text:list-item>
        <text:list-item>
          <text:p text:style-name="P2"><text:span text:style-name="T1">Accuracy of the regularization constant 0.001 against the training dataset hoovered around the 80% mark with my last three runs <text:s/>were 80. 296, 79.47and 80.71</text:span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ack" svg:font-family="Hack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0:09:30.512387707</meta:creation-date>
    <dc:date>2018-02-13T21:01:24.151371251</dc:date>
    <meta:editing-duration>PT10M6S</meta:editing-duration>
    <meta:editing-cycles>3</meta:editing-cycles>
    <meta:generator>LibreOffice/5.4.4.2$Linux_X86_64 LibreOffice_project/40$Build-2</meta:generator>
    <meta:document-statistic meta:table-count="0" meta:image-count="0" meta:object-count="0" meta:page-count="1" meta:paragraph-count="11" meta:word-count="125" meta:character-count="733" meta:non-whitespace-character-count="626"/>
  </office:meta>
</office:document-meta>
</file>